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19c" officeooo:paragraph-rsid="0009219c"/>
    </style:style>
    <style:style style:name="P2" style:family="paragraph" style:parent-style-name="Standard">
      <style:text-properties fo:font-weight="bold" officeooo:rsid="0009219c" officeooo:paragraph-rsid="0009219c" style:font-weight-asian="bold" style:font-weight-complex="bold"/>
    </style:style>
    <style:style style:name="P3" style:family="paragraph" style:parent-style-name="Standard">
      <style:text-properties officeooo:rsid="000ade32" officeooo:paragraph-rsid="000ade32"/>
    </style:style>
    <style:style style:name="P4" style:family="paragraph" style:parent-style-name="Standard">
      <style:text-properties fo:font-weight="bold" officeooo:rsid="0009219c" officeooo:paragraph-rsid="000b5db8" style:font-weight-asian="bold" style:font-weight-complex="bold"/>
    </style:style>
    <style:style style:name="P5" style:family="paragraph" style:parent-style-name="Standard">
      <style:text-properties officeooo:rsid="0009219c" officeooo:paragraph-rsid="0009219c"/>
    </style:style>
    <style:style style:name="P6" style:family="paragraph" style:parent-style-name="Standard">
      <style:text-properties officeooo:rsid="000b5db8" officeooo:paragraph-rsid="000b5db8"/>
    </style:style>
    <style:style style:name="T1" style:family="text">
      <style:text-properties officeooo:rsid="00092fd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fd8" style:font-weight-asian="bold" style:font-weight-complex="bold"/>
    </style:style>
    <style:style style:name="T4" style:family="text">
      <style:text-properties officeooo:rsid="000ade32"/>
    </style:style>
    <style:style style:name="T5" style:family="text">
      <style:text-properties officeooo:rsid="000b5d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"/></text:p>
      <text:p text:style-name="P4"><text:span text:style-name="T5">1. Thread synchronisation:</text:span></text:p>
      <text:p text:style-name="P4"><text:s/></text:p>
      <text:p text:style-name="P4"><text:span text:style-name="T5">Test cases:</text:span></text:p>
      <text:p text:style-name="P4"><text:tab/><text:span text:style-name="T5">just RUN the programm like ; <text:s/>./thread</text:span></text:p>
      <text:p text:style-name="P4"><text:tab/> <text:span text:style-name="T5">Test:PASS</text:span></text:p>
      <text:p text:style-name="P4"/>
      <text:p text:style-name="P4"><text:span text:style-name="T5">2.</text:span> <text:span text:style-name="T1">Double pointer <text:s/>memory creation and taking elements </text:span></text:p>
      <text:p text:style-name="P1"><text:span text:style-name="T2">Assumption</text:span><text:span text:style-name="T3">s</text:span>:</text:p>
      <text:p text:style-name="P1"><text:span text:style-name="T4">1.</text:span> Allocate <text:s/>the memory to <text:s/>double pointer by taking number of columns and rows.</text:p>
      <text:p text:style-name="P3">2. entering elements to matrix of 2D pointer.</text:p>
      <text:p text:style-name="P3">3. Displaying elements of 2D <text:s/>pointer.</text:p>
      <text:p text:style-name="P1"/>
      <text:p text:style-name="P1"/>
      <text:p text:style-name="P2"><text:s/><text:span text:style-name="T1">Test cases</text:span></text:p>
      <text:p text:style-name="P1"/>
      <text:p text:style-name="P1">test case1:</text:p>
      <text:p text:style-name="P1"><text:s text:c="5"/><text:span text:style-name="T5">enter the number of row and column .</text:span></text:p>
      <text:p text:style-name="P1"><text:tab/><text:span text:style-name="T5">O/p: it will print the matrix by making to required matrix. </text:span></text:p>
      <text:p text:style-name="P1"><text:s/><text:span text:style-name="T5">Test: PASS</text:span></text:p>
      <text:p text:style-name="P6">test case 2: It will print the matrix 3 * 3 matrix form</text:p>
      <text:p text:style-name="P6">Test: PASS</text:p>
      <text:p text:style-name="P6"/>
      <text:p text:style-name="P6"><text:s/>test case3:</text:p>
      <text:p text:style-name="P6"><text:s text:c="6"/>sum of diagonals of original matrix.</text:p>
      <text:p text:style-name="P6"><text:s text:c="3"/>Test: PA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6:11:41.119346753</meta:creation-date>
    <dc:date>2018-08-17T17:59:17.038088944</dc:date>
    <meta:editing-duration>PT18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00" meta:character-count="588" meta:non-whitespace-character-count="475"/>
  </office:meta>
</office:document-meta>
</file>